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d3c9" officeooo:paragraph-rsid="0018d3c9"/>
    </style:style>
    <style:style style:name="P2" style:family="paragraph" style:parent-style-name="Standard">
      <style:text-properties style:font-name="Consolas" fo:font-size="9pt" officeooo:rsid="001a098f" officeooo:paragraph-rsid="001a098f" style:font-size-asian="7.84999990463257pt" style:font-size-complex="9pt"/>
    </style:style>
    <style:style style:name="P3" style:family="paragraph" style:parent-style-name="Standard">
      <style:text-properties fo:font-weight="bold" officeooo:rsid="001a098f" officeooo:paragraph-rsid="001a098f" style:font-weight-asian="bold" style:font-weight-complex="bold"/>
    </style:style>
    <style:style style:name="T1" style:family="text">
      <style:text-properties officeooo:rsid="001db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Cordero Molina 1ºDAW - 02/04/25</text:p>
      <text:p text:style-name="P1"/>
      <text:p text:style-name="P3">Ejercicio 1.-</text:p>
      <text:p text:style-name="P2"/>
      <text:p text:style-name="P2">Posicionarse en Descargas/ → cd /home/antonio/Descargas/</text:p>
      <text:p text:style-name="P2"/>
      <text:p text:style-name="P2">mkdir raiz raiz/smr raiz/dam raiz/daw raiz/asir raiz/smr/{sistemas,redes,montaje} raiz/asir/{admin,seg}</text:p>
      <text:p text:style-name="P2"/>
      <text:p text:style-name="P2"/>
      <text:p text:style-name="P3">Ejercicio 2.-</text:p>
      <text:p text:style-name="P2"/>
      <text:p text:style-name="P2">touch ./raiz/asir/admin/fich1.txt ./raiz/asir/admin/fich2.txt ./raiz/asir/admin/fich3.txt</text:p>
      <text:p text:style-name="P2"/>
      <text:p text:style-name="P2">mkdir ./raiz/asir/seg/carpeta1 ./raiz/asir/seg/carpeta2 ./raiz/smr/redes/carpeta1 ./raiz/smr/redes/carpeta2</text:p>
      <text:p text:style-name="P2"/>
      <text:p text:style-name="P2"/>
      <text:p text:style-name="P3">Ejercicio 3.-</text:p>
      <text:p text:style-name="P2"/>
      <text:p text:style-name="P2">chmod 666 ./raiz/smr/*m*</text:p>
      <text:p text:style-name="P2"/>
      <text:p text:style-name="P2">chmod 707 ./raiz/asir/admin/*[1-3]*.*</text:p>
      <text:p text:style-name="P2"/>
      <text:p text:style-name="P2">chmod 220 ./raiz/asir/seg/[a-j]*[a-j]</text:p>
      <text:p text:style-name="P2"/>
      <text:p text:style-name="P2">chmod -R 773 ./raiz/*a*a*</text:p>
      <text:p text:style-name="P2"/>
      <text:p text:style-name="P2"/>
      <text:p text:style-name="P3">Ejercicio 4.-</text:p>
      <text:p text:style-name="P2"/>
      <text:p text:style-name="P2">mv ./raiz/asir/admin/ ./raiz/daw/</text:p>
      <text:p text:style-name="P2"/>
      <text:p text:style-name="P2">cp -r ./raiz/smr/redes/ ./raiz/dam/</text:p>
      <text:p text:style-name="P2"/>
      <text:p text:style-name="P2">rm ./raiz/daw/admin/*.txt &amp;&amp; rm ./raiz/daw/admin/*.zip</text:p>
      <text:p text:style-name="P2"/>
      <text:p text:style-name="P2">rm -r ./raiz/smr/</text:p>
      <text:p text:style-name="P2"/>
      <text:p text:style-name="P2"/>
      <text:p text:style-name="P3">Ejercicio 5.-</text:p>
      <text:p text:style-name="P2"/>
      <text:p text:style-name="P2">tree -<text:span text:style-name="T1">X</text:span> .</text:p>
      <text:p text:style-name="P2"/>
      <text:p text:style-name="P2">tree -L 3</text:p>
      <text:p text:style-name="P2"/>
      <text:p text:style-name="P2">tree -H ./</text:p>
      <text:p text:style-name="P2"/>
      <text:p text:style-name="P2">tree -s 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13:09:25.282000000</meta:creation-date>
    <dc:date>2025-04-02T13:58:27.318000000</dc:date>
    <meta:editing-duration>PT49M1S</meta:editing-duration>
    <meta:editing-cycles>4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22" meta:word-count="79" meta:character-count="758" meta:non-whitespace-character-count="701"/>
  </office:meta>
</office:document-meta>
</file>